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PUCLLA, YO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5793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PUCLLA, YO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579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MANI APAZA, JAIME FELIX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933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64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444997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446432</text:p>
          </table:table-cell>
          <table:table-cell table:style-name="Tabla2.A2" office:value-type="string">
            <text:p text:style-name="P9">5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36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